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1.setF( lo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G( List &lt; ObjectL2_B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H( List &lt; CommonObject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J( boolean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E( lo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is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I( HashMap &lt; Integer , HashMap &lt; Integer , ObjectL2_C &gt;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1.setA( List &lt; ObjectL1_A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